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251b"/>
    </style:style>
    <style:style style:name="T1" style:family="text">
      <style:text-properties officeooo:rsid="0011251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251b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1251b" style:font-style-asian="normal" style:font-style-complex="normal"/>
    </style:style>
    <style:style style:name="T6" style:family="text">
      <style:text-properties fo:language="el" fo:country="GR" fo:font-style="normal" style:font-style-asian="normal" style:font-style-complex="normal"/>
    </style:style>
    <style:style style:name="T7" style:family="text">
      <style:text-properties fo:language="el" fo:country="GR" fo:font-style="normal" officeooo:rsid="0011251b" style:font-style-asian="normal" style:font-style-complex="normal"/>
    </style:style>
    <style:style style:name="T8" style:family="text">
      <style:text-properties fo:language="el" fo:country="GR" fo:font-style="italic" officeooo:rsid="0011251b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aphora or Scriptlets</text:p>
      <text:p text:style-name="Subtitle">1.5</text:p>
      <text:p text:style-name="P1"><text:span text:style-name="T1">In computer languages a snippet of code that refers to something else is called an </text:span><text:span text:style-name="T3">anaphoric macro</text:span><text:span text:style-name="T5"> (from Greek </text:span><text:span text:style-name="T6">ἀναφορά</text:span><text:span text:style-name="T7"> for “carrying back”). <text:s/>QDL may be used as a server-side scripting language (</text:span><text:span text:style-name="T8">e.g. </text:span><text:span text:style-name="T7">OA4MP uses it extensively)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4T13:14:41.069679217</meta:creation-date>
    <dc:date>2024-06-04T13:17:07.080797569</dc:date>
    <meta:editing-duration>PT2M26S</meta:editing-duration>
    <meta:editing-cycles>1</meta:editing-cycles>
    <meta:document-statistic meta:table-count="0" meta:image-count="0" meta:object-count="0" meta:page-count="1" meta:paragraph-count="3" meta:word-count="41" meta:character-count="253" meta:non-whitespace-character-count="213"/>
    <meta:generator>LibreOffice/6.4.7.2$Linux_X86_64 LibreOffice_project/40$Build-2</meta:generator>
  </office:meta>
</office:document-meta>
</file>